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6" style:family="paragraph" style:parent-style-name="Standard" style:list-style-name="L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1">
      <style:text-properties fo:color="#000000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text-properties fo:color="#000000" fo:font-size="14pt" fo:font-style="normal" style:text-underline-style="none" fo:font-weight="bold" fo:background-color="transparent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text-properties fo:color="#000000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 style:list-style-name="L1">
      <style:text-properties fo:color="#000000" fo:font-size="13pt" fo:font-style="italic" style:text-underline-style="none" fo:font-weight="normal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text-properties fo:color="#000000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 style:list-style-name="L12">
      <style:text-properties fo:color="#000000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 style:list-style-name="L15">
      <style:text-properties fo:color="#000000" fo:font-size="13pt" fo:font-style="italic" style:text-underline-style="none" fo:font-weight="normal" fo:background-color="transparent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style:text-properties fo:color="#000000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5" style:family="paragraph" style:parent-style-name="Standard" style:list-style-name="L2">
      <style:text-properties fo:color="#000000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4">
      <style:text-properties fo:color="#000000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fo:color="#000000" fo:font-size="13p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 style:list-style-name="L8">
      <style:text-properties fo:color="#000000" fo:font-size="13p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19" style:family="paragraph" style:parent-style-name="Standard" style:list-style-name="L10">
      <style:text-properties fo:color="#000000" fo:font-size="13p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0" style:family="paragraph" style:parent-style-name="Standard" style:list-style-name="L11">
      <style:text-properties fo:color="#000000" fo:font-size="13p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2">
      <style:text-properties fo:color="#000000" fo:font-size="13p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 style:list-style-name="L15">
      <style:text-properties fo:color="#000000" fo:font-size="13pt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P23" style:family="paragraph" style:parent-style-name="Standard">
      <style:text-properties fo:color="#000000" fo:font-size="13pt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/>
    </style:style>
    <style:style style:name="P24" style:family="paragraph" style:parent-style-name="Standard">
      <style:text-properties fo:color="#800000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 style:list-style-name="L2">
      <style:text-properties fo:color="#0000f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6" style:family="paragraph" style:parent-style-name="Standard" style:list-style-name="L7">
      <style:text-properties fo:color="#0000ff" fo:font-size="13pt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27" style:family="paragraph" style:parent-style-name="Table_20_Contents">
      <style:text-properties fo:font-size="13pt" style:font-size-asian="13pt" style:font-size-complex="13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4pt" fo:font-style="normal" style:font-size-asian="14pt" style:font-style-asian="normal" style:font-size-complex="14pt" style:font-style-complex="normal"/>
    </style:style>
    <style:style style:name="T4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1.28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6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 fo:margin-left="-0.01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16cm" fo:text-indent="-0.635cm" fo:margin-left="0.61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ançais</text:p>
      <text:p text:style-name="P1"/>
      <text:p text:style-name="P1"/>
      <text:p text:style-name="P2">Les Rougons Macquart = ensemble de romans par Émile Zola</text:p>
      <text:p text:style-name="P2"/>
      <text:p text:style-name="P2">Le Roi Lear, Richard 2 et 3 = œuvre de Shakespeare</text:p>
      <text:p text:style-name="P2"/>
      <text:p text:style-name="P2">Les Misérables = œuvre de Victor Hugo</text:p>
      <text:p text:style-name="P2"/>
      <text:p text:style-name="P2">sens littéral d'utopie = nul part</text:p>
      <text:p text:style-name="P2"/>
      <text:p text:style-name="P2">sophisme = affirmation qui semble juste mais est fausse</text:p>
      <text:p text:style-name="P2"/>
      <text:p text:style-name="P2">un syllogisme = argumentation / démonstration (3 propositions)</text:p>
      <text:p text:style-name="P2">ex : Tous les hommes sont mortels</text:p>
      <text:p text:style-name="P2"><text:s text:c="7"/>Socrate est un homme </text:p>
      <text:p text:style-name="P2"><text:s text:c="7"/>Donc Socrate est mortel</text:p>
      <text:p text:style-name="P2"/>
      <text:p text:style-name="P2">une lapalissade = évidence</text:p>
      <text:p text:style-name="P2"/>
      <text:p text:style-name="P2">tuer un roi = régicide</text:p>
      <text:p text:style-name="P2">tuer sa mère = matricide</text:p>
      <text:p text:style-name="P2">// femme = femminicide</text:p>
      <text:p text:style-name="P2"/>
      <text:p text:style-name="P2">verbe 1er groupe prennent pas de « s » à l'impératif</text:p>
      <text:p text:style-name="P2"/>
      <text:p text:style-name="P2"/>
      <text:p text:style-name="P4">DISSERTATION ou ÉCRITURE PERSONNELLE</text:p>
      <text:p text:style-name="P4"/>
      <text:p text:style-name="P2">Moyen Âge : Ve siècle → XVIe siècle</text:p>
      <text:p text:style-name="P2"/>
      <text:p text:style-name="P2">Antiquité : invention de l'écriture (4k avant JC) → Ve siècle</text:p>
      <text:p text:style-name="P2"/>
      <text:p text:style-name="P2">Renaissance : XVIe = retour à l'Antiquité</text:p>
      <text:p text:style-name="P2"/>
      <text:p text:style-name="P2">Époque moderne : XVII → XVIII ← (siècle des lumières)</text:p>
      <text:p text:style-name="P2"/>
      <text:p text:style-name="P2">Époque de la royauté</text:p>
      <text:p text:style-name="P2"/>
      <text:p text:style-name="P2">Époque contemporaine : 1850 XIX → XX</text:p>
      <text:p text:style-name="P2"/>
      <text:p text:style-name="P2">Époque postmoderne : Aujourd'hui</text:p>
      <text:p text:style-name="P4"/>
      <text:p text:style-name="P2"/>
      <text:p text:style-name="P2">Dissert faisait partie dans l'Antiquité de l'art oratoire</text:p>
      <text:p text:style-name="P2"><text:soft-page-break/>péripatéthicien : enseignement en marchant et oral</text:p>
      <text:p text:style-name="P2"/>
      <text:p text:style-name="P2">C'était un raisonnement argumenté dont le but était de convaincre, présenter son point de vue en 3 parties : thèse, antithèse et synthèse</text:p>
      <text:p text:style-name="P2"/>
      <text:p text:style-name="P3">I – Comment construire une dissertation</text:p>
      <text:p text:style-name="P3"/>
      <text:list xml:id="list6877754364041583808" text:style-name="L1">
        <text:list-item>
          <text:p text:style-name="P6">Analyser le sujet et formuler la problématique</text:p>
          <text:list>
            <text:list-header>
              <text:p text:style-name="P10">sous ligner mots clés </text:p>
              <text:p text:style-name="P10">ex de sujet : la question se pose des <text:span text:style-name="T1">progrès technologiques</text:span> et du <text:span text:style-name="T1">bonheur</text:span> des français</text:p>
              <text:p text:style-name="P10">Pb : On peut se demander si les progrès ont rendu les français heureux ?</text:p>
            </text:list-header>
          </text:list>
        </text:list-item>
      </text:list>
      <text:p text:style-name="P5"/>
      <text:list xml:id="list1223529433" text:continue-numbering="true" text:style-name="L1">
        <text:list-item>
          <text:p text:style-name="P7">Définir les mots clés</text:p>
          <text:list>
            <text:list-header>
              <text:p text:style-name="P10">progrès = ensemble des innovations liées aux différentes révolutions industrielles(charbon, électricité, informatique-nucléaire...). Transforme les moyens de production</text:p>
              <text:p text:style-name="P10">bonheur = bien être, état de satisfaction, une plénitude</text:p>
              <text:p text:style-name="P10"/>
              <text:p text:style-name="P10">regarder pyramide Maslow</text:p>
            </text:list-header>
          </text:list>
        </text:list-item>
      </text:list>
      <text:p text:style-name="P5"/>
      <text:list xml:id="list1365728772" text:continue-numbering="true" text:style-name="L1">
        <text:list-item>
          <text:p text:style-name="P7">Rechercher idées et exemples</text:p>
          <text:list>
            <text:list-header>
              <text:p text:style-name="P10">– atouts, oppositions, limites</text:p>
              <text:p text:style-name="P10">– domaines : social, politique, économique...</text:p>
              <text:p text:style-name="P10">– brainstorming (noter tt ce qui vient à l'esprit sur le sujet)</text:p>
            </text:list-header>
          </text:list>
        </text:list-item>
      </text:list>
      <text:p text:style-name="P5"/>
      <text:p text:style-name="P14">Brainstorming :</text:p>
      <text:p text:style-name="P14"/>
      <table:table table:name="Tableau1" table:style-name="Tableau1">
        <table:table-column table:style-name="Tableau1.A" table:number-columns-repeated="3"/>
        <table:table-row>
          <table:table-cell table:style-name="Tableau1.A1" office:value-type="string">
            <text:p text:style-name="P27">Progrès technologiques</text:p>
          </table:table-cell>
          <table:table-cell table:style-name="Tableau1.A1" office:value-type="string">
            <text:p text:style-name="P27">Bonheur</text:p>
          </table:table-cell>
          <table:table-cell table:style-name="Tableau1.C1" office:value-type="string">
            <text:p text:style-name="P27">Malheur</text:p>
          </table:table-cell>
        </table:table-row>
        <table:table-row>
          <table:table-cell table:style-name="Tableau1.A2" office:value-type="string">
            <text:p text:style-name="P27">– Numérique</text:p>
            <text:p text:style-name="P27">– Voiture</text:p>
            <text:p text:style-name="P27">– Robotisation</text:p>
            <text:p text:style-name="P27">– Électricité</text:p>
            <text:p text:style-name="P27">– Chimie</text:p>
            <text:p text:style-name="P27">– Paiement numérique</text:p>
            <text:p text:style-name="P27">– Réseaux numérique </text:p>
            <text:p text:style-name="P27">– Médecine</text:p>
            <text:p text:style-name="P27">– Jeux vidéos</text:p>
            <text:p text:style-name="P27">– Internet</text:p>
            <text:p text:style-name="P27">– La science</text:p>
            <text:p text:style-name="P27">– Téléphone</text:p>
          </table:table-cell>
          <table:table-cell table:style-name="Tableau1.A2" office:value-type="string">
            <text:p text:style-name="P27">– Télétravail</text:p>
            <text:p text:style-name="P27">– L'information</text:p>
            <text:p text:style-name="P27">– Vitesse</text:p>
            <text:p text:style-name="P27">– Flexibilité</text:p>
            <text:p text:style-name="P27">– Ergonomie</text:p>
            <text:p text:style-name="P27">– Contact / Relation</text:p>
            <text:p text:style-name="P27">– Santé</text:p>
            <text:p text:style-name="P27">– Rencontre</text:p>
            <text:p text:style-name="P27">– Cryptomonnaie</text:p>
            <text:p text:style-name="P27">– Productivité</text:p>
            <text:p text:style-name="P27">– Possibilité de s'enrichir</text:p>
            <text:p text:style-name="P27">– Accessibilité</text:p>
            <text:p text:style-name="P27">– Enseignement / Formation</text:p>
          </table:table-cell>
          <table:table-cell table:style-name="Tableau1.C2" office:value-type="string">
            <text:p text:style-name="P27">– Confidentialité</text:p>
            <text:p text:style-name="P27">– Hackeurs</text:p>
            <text:p text:style-name="P27">– Cyber harcèlement</text:p>
            <text:p text:style-name="P27">– Pollution</text:p>
            <text:p text:style-name="P27">– Arnaque</text:p>
            <text:p text:style-name="P27">– Addiction</text:p>
            <text:p text:style-name="P27">– Burn-out</text:p>
            <text:p text:style-name="P27">– Dépendance</text:p>
            <text:p text:style-name="P27"/>
            <text:p text:style-name="P27"/>
          </table:table-cell>
        </table:table-row>
      </table:table>
      <text:p text:style-name="P14"/>
      <text:p text:style-name="P14">Plan de l'exemple :</text:p>
      <text:list xml:id="list8700027366146597046" text:style-name="L2">
        <text:list-item>
          <text:p text:style-name="P25">En effet les progrès technologiques ont amélioré les conditions de l'existence des français</text:p>
        </text:list-item>
      </text:list>
      <text:list xml:id="list6625851065657612695" text:style-name="L4">
        <text:list-item>
          <text:list>
            <text:list-item>
              <text:p text:style-name="P16">Les progrès des sciences et de la médecine</text:p>
              <text:p text:style-name="P16"><text:soft-page-break/>(Voiture, électricité, chimie, médecine, ergonomie, santé, accessibilité, robotisation)</text:p>
            </text:list-item>
            <text:list-item>
              <text:p text:style-name="P16">Les progrès du numérique</text:p>
              <text:p text:style-name="P16">(informatique, paiements numériques, réseaux sociaux, jeux vidéos, internet, téléphone)</text:p>
            </text:list-item>
            <text:list-item>
              <text:p text:style-name="P16">Les progrès de la communication</text:p>
              <text:p text:style-name="P16">(Jeux vidéos, internet, téléphone, information, flexibilité, contact / relation, enseignement / formation)</text:p>
            </text:list-item>
          </text:list>
        </text:list-item>
      </text:list>
      <text:p text:style-name="P14"/>
      <text:list xml:id="list3175377189443154881" text:style-name="L7">
        <text:list-item>
          <text:p text:style-name="P26">Toutefois, ces progrès présentent des risques</text:p>
        </text:list-item>
      </text:list>
      <text:list xml:id="list8033124858907979551" text:style-name="L8">
        <text:list-item>
          <text:list>
            <text:list-item>
              <text:p text:style-name="P18">Les dangers du numériques</text:p>
              <text:p text:style-name="P18">(Confidentialité, hackeur, arnaque, harcèlement)</text:p>
            </text:list-item>
            <text:list-item>
              <text:p text:style-name="P18">Impact écologique et économiques</text:p>
              <text:p text:style-name="P18">(pollution)</text:p>
            </text:list-item>
            <text:list-item>
              <text:p text:style-name="P18">Les conséquences psychologiques</text:p>
              <text:p text:style-name="P18">(Addiction, burn-out, dépendance)</text:p>
            </text:list-item>
          </text:list>
        </text:list-item>
      </text:list>
      <text:p text:style-name="P17"/>
      <text:p text:style-name="P17"/>
      <text:p text:style-name="P23">Exercice (voir photo sur tel) :</text:p>
      <text:p text:style-name="P23"/>
      <text:p text:style-name="P17">I – En effet, la ville possède plusieurs atouts pour les habitants</text:p>
      <text:list xml:id="list4398135853127171574" text:style-name="L10">
        <text:list-item>
          <text:p text:style-name="P19">Atouts sociaux</text:p>
          <text:list>
            <text:list-header>
              <text:p text:style-name="P19">b) – e) – h) </text:p>
            </text:list-header>
          </text:list>
        </text:list-item>
        <text:list-item>
          <text:p text:style-name="P19">Atouts culturels</text:p>
          <text:list>
            <text:list-header>
              <text:p text:style-name="P19">d) – f)</text:p>
            </text:list-header>
          </text:list>
        </text:list-item>
      </text:list>
      <text:p text:style-name="P17"/>
      <text:p text:style-name="P17">II – Toutefois, elle présente aussi des inconvénients</text:p>
      <text:list xml:id="list6673248351210161865" text:style-name="L11">
        <text:list-item>
          <text:p text:style-name="P20">psychologiques</text:p>
          <text:list>
            <text:list-header>
              <text:p text:style-name="P20">c) – g)</text:p>
            </text:list-header>
          </text:list>
        </text:list-item>
        <text:list-item>
          <text:p text:style-name="P20">pollution</text:p>
          <text:list>
            <text:list-header>
              <text:p text:style-name="P20">a)</text:p>
            </text:list-header>
          </text:list>
        </text:list-item>
      </text:list>
      <text:p text:style-name="P17"/>
      <text:p text:style-name="P17"/>
      <text:p text:style-name="P8">II – Les types de plans</text:p>
      <text:list xml:id="list8458862481044804854" text:style-name="L12">
        <text:list-item>
          <text:p text:style-name="P21">Le plan dialectique : on l'utilise pour mettre en évidence une opposition (thèse, antithèse, synthèse)</text:p>
          <text:p text:style-name="P12">ex du sujet : Faut-il revenir aux bonnes manières ?</text:p>
          <text:list>
            <text:list-header>
              <text:p text:style-name="P12">I – Une nécessité</text:p>
              <text:p text:style-name="P12">II – Mais des manières parfois archaïques</text:p>
              <text:p text:style-name="P12">III – Vers une nouvelle politesse adaptée à la société d'ojd</text:p>
            </text:list-header>
          </text:list>
        </text:list-item>
      </text:list>
      <text:p text:style-name="P11"/>
      <text:list xml:id="list1160720234" text:continue-numbering="true" text:style-name="L12">
        <text:list-item>
          <text:p text:style-name="P21">Le plan analytique : utilisé pour expliquer, analyser un problème</text:p>
          <text:list>
            <text:list-header>
              <text:p text:style-name="P12">I – Le problème, ou le constat, ou la situation</text:p>
              <text:p text:style-name="P12">II – Les causes, ou les manifestations</text:p>
              <text:p text:style-name="P12">III – Les conséquences ou solutions</text:p>
              <text:p text:style-name="P12"/>
            </text:list-header>
          </text:list>
        </text:list-item>
      </text:list>
      <text:p text:style-name="P11"><text:tab/>ex sujet : À l'époque du développement des sciences, les sciences occultes restent très <text:tab/>présentes dans la population qu'en pensez-vous ?</text:p>
      <text:p text:style-name="P11"><text:soft-page-break/><text:tab/><text:tab/>I – Le succès du paranormal</text:p>
      <text:p text:style-name="P11"><text:tab/><text:tab/>II – Les raisons de ce succès</text:p>
      <text:p text:style-name="P11"><text:tab/><text:tab/>III – Les dérives, les dangers, les risques de cette pratique</text:p>
      <text:p text:style-name="P17"><text:s text:c="4"/></text:p>
      <text:list xml:id="list6939738937588729850" text:style-name="L15">
        <text:list-item>
          <text:list>
            <text:list-item>
              <text:p text:style-name="P22">Le plan thématique : on l'utilise lorsque l'on décline différents aspects, fonctions ;</text:p>
              <text:p text:style-name="P22">fonction sociale, culturelle, politique, éthique...</text:p>
              <text:p text:style-name="P13">ex de sujet : Quel est le rôle de la ville sur le quotidien des citadins ?</text:p>
              <text:list>
                <text:list-header>
                  <text:p text:style-name="P13">I – La ville, un lieu social</text:p>
                  <text:p text:style-name="P13">II – La ville, un cadre culturel</text:p>
                  <text:p text:style-name="P13">III – La ville et l'affluence sur l'économique</text:p>
                </text:list-header>
              </text:list>
            </text:list-item>
          </text:list>
        </text:list-item>
      </text:list>
      <text:p text:style-name="P11"><text:span text:style-name="T4"/></text:p>
      <text:p text:style-name="P11"><text:span text:style-name="T4"/></text:p>
      <text:p text:style-name="P11"><text:span text:style-name="T4">III – Dans le trieur</text:span></text:p>
      <text:p text:style-name="P17"/>
      <text:p text:style-name="P17"/>
      <text:p text:style-name="P23"/>
      <text:p text:style-name="P23"/>
      <text:p text:style-name="P24"/>
      <text:list xml:id="list145991856" text:continue-list="list8700027366146597046" text:style-name="L2">
        <text:list-header>
          <text:p text:style-name="P15"/>
        </text:list-header>
      </text:list>
      <text:p text:style-name="P5"/>
      <text:p text:style-name="P5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1-11-18T13:23:38</meta:creation-date>
    <dc:date>2021-11-23T09:45:41</dc:date>
    <dc:creator>Jordan </dc:creator>
    <meta:editing-duration>PT1H57M42S</meta:editing-duration>
    <meta:editing-cycles>5</meta:editing-cycles>
    <meta:generator>OpenOffice/4.1.7$Unix OpenOffice.org_project/417m1$Build-9800</meta:generator>
    <meta:document-statistic meta:table-count="1" meta:image-count="0" meta:object-count="0" meta:page-count="4" meta:paragraph-count="125" meta:word-count="726" meta:character-count="4354"/>
  </office:meta>
</office:document-meta>
</file>